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text-properties officeooo:rsid="000b4141" officeooo:paragraph-rsid="000b4141"/>
    </style:style>
    <style:style style:name="P2" style:family="paragraph" style:parent-style-name="Preformatted_20_Text">
      <style:text-properties officeooo:rsid="000b4141" officeooo:paragraph-rsid="000b4141"/>
    </style:style>
    <style:style style:name="P3" style:family="paragraph" style:parent-style-name="Standard">
      <style:text-properties officeooo:rsid="000ce855" officeooo:paragraph-rsid="000ce855"/>
    </style:style>
    <style:style style:name="P4" style:family="paragraph" style:parent-style-name="Standard">
      <style:text-properties fo:font-weight="bold" officeooo:rsid="000ce855" officeooo:paragraph-rsid="000ce855" style:font-weight-asian="bold" style:font-weight-complex="bold"/>
    </style:style>
    <style:style style:name="P5" style:family="paragraph" style:parent-style-name="Standard">
      <style:text-properties fo:font-weight="bold" officeooo:rsid="00187aaa" officeooo:paragraph-rsid="00187aaa" style:font-weight-asian="bold" style:font-weight-complex="bold"/>
    </style:style>
    <style:style style:name="P6" style:family="paragraph" style:parent-style-name="Standard">
      <style:text-properties officeooo:rsid="000decf7" officeooo:paragraph-rsid="000decf7"/>
    </style:style>
    <style:style style:name="P7" style:family="paragraph" style:parent-style-name="Standard">
      <style:text-properties officeooo:rsid="000ee5f4" officeooo:paragraph-rsid="000ee5f4"/>
    </style:style>
    <style:style style:name="P8" style:family="paragraph" style:parent-style-name="Standard">
      <style:text-properties officeooo:rsid="0014fd68" officeooo:paragraph-rsid="0014fd68"/>
    </style:style>
    <style:style style:name="P9" style:family="paragraph" style:parent-style-name="Standard">
      <style:text-properties officeooo:rsid="00162723" officeooo:paragraph-rsid="00162723"/>
    </style:style>
    <style:style style:name="P10" style:family="paragraph" style:parent-style-name="Standard">
      <style:text-properties officeooo:rsid="00187aaa" officeooo:paragraph-rsid="00187aaa"/>
    </style:style>
    <style:style style:name="P11" style:family="paragraph" style:parent-style-name="Standard">
      <style:text-properties officeooo:rsid="001a663a" officeooo:paragraph-rsid="001a663a"/>
    </style:style>
    <style:style style:name="P12" style:family="paragraph" style:parent-style-name="Standard">
      <style:text-properties officeooo:rsid="000b4141" officeooo:paragraph-rsid="000b4141"/>
    </style:style>
    <style:style style:name="P13" style:family="paragraph" style:parent-style-name="Standard">
      <style:text-properties officeooo:rsid="001a8e07" officeooo:paragraph-rsid="001a8e07"/>
    </style:style>
    <style:style style:name="T1" style:family="text">
      <style:text-properties fo:font-variant="normal" fo:text-transform="none" style:font-name="inherit" fo:font-style="normal" fo:font-weight="normal" fo:background-color="transparent" loext:char-shading-value="0" loext:padding="0in" loext:border="none"/>
    </style:style>
    <style:style style:name="T2" style:family="text">
      <style:text-properties officeooo:rsid="000f1e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ILTINS:</text:p>
      <text:p text:style-name="P1">echo:<text:line-break/><text:a xlink:type="simple" xlink:href="https://www.man7.org/linux/man-pages/man1/echo.1.html" text:style-name="Internet_20_link" text:visited-style-name="Visited_20_Internet_20_Link">https://www.man7.org/linux/man-pages/man1/echo.1.html</text:a></text:p>
      <text:p text:style-name="P1">cd:</text:p>
      <text:p text:style-name="P1"><text:a xlink:type="simple" xlink:href="https://man7.org/linux/man-pages/man1/cd.1p.html" text:style-name="Internet_20_link" text:visited-style-name="Visited_20_Internet_20_Link">https://man7.org/linux/man-pages/man1/cd.1p.html</text:a></text:p>
      <text:p text:style-name="P1"><text:a xlink:type="simple" xlink:href="https://www.howtogeek.com/666127/how-to-use-the-cd-command-on-linux/" text:style-name="Internet_20_link" text:visited-style-name="Visited_20_Internet_20_Link">https://www.howtogeek.com/666127/how-to-use-the-cd-command-on-linux/</text:a></text:p>
      <text:p text:style-name="P13">cd OLDPWD not set for cd -</text:p>
      <text:p text:style-name="P1"/>
      <text:p text:style-name="P1">pwd:</text:p>
      <text:p text:style-name="P1"><text:a xlink:type="simple" xlink:href="https://man7.org/linux/man-pages/man1/pwd.1.html" text:style-name="Internet_20_link" text:visited-style-name="Visited_20_Internet_20_Link">https://man7.org/linux/man-pages/man1/pwd.1.html</text:a></text:p>
      <text:p text:style-name="P1">export:</text:p>
      <text:p text:style-name="P1"><text:a xlink:type="simple" xlink:href="https://www.man7.org/linux/man-pages/man1/export.1p.html" text:style-name="Internet_20_link" text:visited-style-name="Visited_20_Internet_20_Link">https://www.man7.org/linux/man-pages/man1/export.1p.html</text:a></text:p>
      <text:p text:style-name="P1">unset:</text:p>
      <text:p text:style-name="P1"><text:a xlink:type="simple" xlink:href="https://man7.org/linux/man-pages/man1/unset.1p.html" text:style-name="Internet_20_link" text:visited-style-name="Visited_20_Internet_20_Link">https://man7.org/linux/man-pages/man1/unset.1p.html</text:a></text:p>
      <text:p text:style-name="P1">env:</text:p>
      <text:p text:style-name="P1"><text:a xlink:type="simple" xlink:href="https://man7.org/linux/man-pages/man1/env.1.html" text:style-name="Internet_20_link" text:visited-style-name="Visited_20_Internet_20_Link">https://man7.org/linux/man-pages/man1/env.1.html</text:a></text:p>
      <text:p text:style-name="P1">exit:</text:p>
      <text:p text:style-name="P1"><text:a xlink:type="simple" xlink:href="https://man7.org/linux/man-pages/man1/exit.1p.html" text:style-name="Internet_20_link" text:visited-style-name="Visited_20_Internet_20_Link">https://man7.org/linux/man-pages/man1/exit.1p.html</text:a></text:p>
      <text:p text:style-name="P1"/>
      <text:p text:style-name="P1"/>
      <text:p text:style-name="P4">FUNCTIONS:</text:p>
      <text:p text:style-name="P1">readline:</text:p>
      <text:p text:style-name="P1"><text:a xlink:type="simple" xlink:href="https://www.man7.org/linux/man-pages/man3/readline.3.html" text:style-name="Internet_20_link" text:visited-style-name="Visited_20_Internet_20_Link">https://www.man7.org/linux/man-pages/man3/readline.3.html</text:a></text:p>
      <text:p text:style-name="P2"><text:span text:style-name="Source_20_Text"><text:span text:style-name="T1">sudo apt install libreadline-dev</text:span></text:span></text:p>
      <text:p text:style-name="P7">gcc … -lreadline</text:p>
      <text:p text:style-name="P7">/<text:span text:style-name="T2">001 /002 escape escape characters to have working history</text:span></text:p>
      <text:p text:style-name="P1"/>
      <text:p text:style-name="P1">rl_clear_history, rl_on_new_line, rl_replace_line, rl_redisplay:</text:p>
      <text:p text:style-name="P1"><text:a xlink:type="simple" xlink:href="https://tiswww.case.edu/php/chet/readline/readline.html" text:style-name="Internet_20_link" text:visited-style-name="Visited_20_Internet_20_Link">https://tiswww.case.edu/php/chet/readline/readline.html</text:a></text:p>
      <text:p text:style-name="P1"/>
      <text:p text:style-name="P1">add_history:</text:p>
      <text:p text:style-name="P1"><text:a xlink:type="simple" xlink:href="https://www.man7.org/linux/man-pages/man3/history.3.html" text:style-name="Internet_20_link" text:visited-style-name="Visited_20_Internet_20_Link">https://www.man7.org/linux/man-pages/man3/history.3.html</text:a></text:p>
      <text:p text:style-name="P1"/>
      <text:p text:style-name="P1">printf:</text:p>
      <text:p text:style-name="P1"><text:a xlink:type="simple" xlink:href="https://www.man7.org/linux/man-pages/man3/printf.3.html" text:style-name="Internet_20_link" text:visited-style-name="Visited_20_Internet_20_Link">https://www.man7.org/linux/man-pages/man3/printf.3.html</text:a></text:p>
      <text:p text:style-name="P1"/>
      <text:p text:style-name="P1">malloc, free:</text:p>
      <text:p text:style-name="P1"><text:a xlink:type="simple" xlink:href="https://www.man7.org/linux/man-pages/man3/malloc.3.html" text:style-name="Internet_20_link" text:visited-style-name="Visited_20_Internet_20_Link">https://www.man7.org/linux/man-pages/man3/malloc.3.html</text:a></text:p>
      <text:p text:style-name="P1"/>
      <text:p text:style-name="P1">write:</text:p>
      <text:p text:style-name="P1"><text:a xlink:type="simple" xlink:href="https://linux.die.net/man/3/write" text:style-name="Internet_20_link" text:visited-style-name="Visited_20_Internet_20_Link">https://linux.die.net/man/3/write</text:a></text:p>
      <text:p text:style-name="P1"><text:a xlink:type="simple" xlink:href="https://www.man7.org/linux/man-pages/man3/write.3p.html" text:style-name="Internet_20_link" text:visited-style-name="Visited_20_Internet_20_Link">https://www.man7.org/linux/man-pages/man3/write.3p.html</text:a></text:p>
      <text:p text:style-name="P1"/>
      <text:p text:style-name="P1">access:</text:p>
      <text:p text:style-name="P1"><text:a xlink:type="simple" xlink:href="https://www.man7.org/linux/man-pages/man3/access.3p.html" text:style-name="Internet_20_link" text:visited-style-name="Visited_20_Internet_20_Link">https://www.man7.org/linux/man-pages/man3/access.3p.html</text:a></text:p>
      <text:p text:style-name="P1"/>
      <text:p text:style-name="P1">open:</text:p>
      <text:p text:style-name="P1"><text:a xlink:type="simple" xlink:href="https://linux.die.net/man/3/open" text:style-name="Internet_20_link" text:visited-style-name="Visited_20_Internet_20_Link">https://linux.die.net/man/3/open</text:a></text:p>
      <text:p text:style-name="P1"/>
      <text:p text:style-name="P1">read:</text:p>
      <text:p text:style-name="P1"><text:a xlink:type="simple" xlink:href="https://linux.die.net/man/3/read" text:style-name="Internet_20_link" text:visited-style-name="Visited_20_Internet_20_Link">https://linux.die.net/man/3/read</text:a></text:p>
      <text:p text:style-name="P1"/>
      <text:p text:style-name="P1"><text:soft-page-break/>close:</text:p>
      <text:p text:style-name="P1"><text:a xlink:type="simple" xlink:href="https://man7.org/linux/man-pages/man3/close.3p.html" text:style-name="Internet_20_link" text:visited-style-name="Visited_20_Internet_20_Link">https://man7.org/linux/man-pages/man3/close.3p.html</text:a></text:p>
      <text:p text:style-name="P1"/>
      <text:p text:style-name="P3">fork</text:p>
      <text:p text:style-name="P3"><text:a xlink:type="simple" xlink:href="https://linux.die.net/man/3/fork" text:style-name="Internet_20_link" text:visited-style-name="Visited_20_Internet_20_Link">https://linux.die.net/man/3/fork</text:a></text:p>
      <text:p text:style-name="P3"/>
      <text:p text:style-name="P3">wait:</text:p>
      <text:p text:style-name="P3"><text:a xlink:type="simple" xlink:href="https://linux.die.net/man/3/wait" text:style-name="Internet_20_link" text:visited-style-name="Visited_20_Internet_20_Link">https://linux.die.net/man/3/wait</text:a></text:p>
      <text:p text:style-name="P3"/>
      <text:p text:style-name="P3">waitpid:</text:p>
      <text:p text:style-name="P3"><text:a xlink:type="simple" xlink:href="https://linux.die.net/man/3/waitpid" text:style-name="Internet_20_link" text:visited-style-name="Visited_20_Internet_20_Link">https://linux.die.net/man/3/waitpid</text:a></text:p>
      <text:p text:style-name="P3"/>
      <text:p text:style-name="P3">wait3, wait4:</text:p>
      <text:p text:style-name="P3"><text:a xlink:type="simple" xlink:href="https://linux.die.net/man/2/wait3" text:style-name="Internet_20_link" text:visited-style-name="Visited_20_Internet_20_Link">https://linux.die.net/man/2/wait3</text:a></text:p>
      <text:p text:style-name="P3"/>
      <text:p text:style-name="P3">signal:</text:p>
      <text:p text:style-name="P3"><text:a xlink:type="simple" xlink:href="https://www.man7.org/linux/man-pages/man3/signal.3p.html" text:style-name="Internet_20_link" text:visited-style-name="Visited_20_Internet_20_Link">https://www.man7.org/linux/man-pages/man3/signal.3p.html</text:a></text:p>
      <text:p text:style-name="P3"/>
      <text:p text:style-name="P3">sigaction:</text:p>
      <text:p text:style-name="P3"><text:a xlink:type="simple" xlink:href="https://www.man7.org/linux/man-pages/man3/sigaction.3p.html" text:style-name="Internet_20_link" text:visited-style-name="Visited_20_Internet_20_Link">https://www.man7.org/linux/man-pages/man3/sigaction.3p.html</text:a></text:p>
      <text:p text:style-name="P3"/>
      <text:p text:style-name="P3">sigemptyset:</text:p>
      <text:p text:style-name="P3"><text:a xlink:type="simple" xlink:href="https://www.man7.org/linux/man-pages/man3/sigemptyset.3p.html" text:style-name="Internet_20_link" text:visited-style-name="Visited_20_Internet_20_Link">https://www.man7.org/linux/man-pages/man3/sigemptyset.3p.html</text:a></text:p>
      <text:p text:style-name="P3"/>
      <text:p text:style-name="P3">sigaddset:</text:p>
      <text:p text:style-name="P3"><text:a xlink:type="simple" xlink:href="https://www.man7.org/linux/man-pages/man3/sigaddset.3p.html" text:style-name="Internet_20_link" text:visited-style-name="Visited_20_Internet_20_Link">https://www.man7.org/linux/man-pages/man3/sigaddset.3p.html</text:a></text:p>
      <text:p text:style-name="P3"/>
      <text:p text:style-name="P3">kill:</text:p>
      <text:p text:style-name="P3"><text:a xlink:type="simple" xlink:href="https://linux.die.net/man/3/kill" text:style-name="Internet_20_link" text:visited-style-name="Visited_20_Internet_20_Link">https://linux.die.net/man/3/kill</text:a></text:p>
      <text:p text:style-name="P3"/>
      <text:p text:style-name="P3">exit:</text:p>
      <text:p text:style-name="P3"><text:a xlink:type="simple" xlink:href="https://www.man7.org/linux/man-pages/man3/exit.3.html" text:style-name="Internet_20_link" text:visited-style-name="Visited_20_Internet_20_Link">https://www.man7.org/linux/man-pages/man3/exit.3.html</text:a></text:p>
      <text:p text:style-name="P3"/>
      <text:p text:style-name="P3">getcwd:</text:p>
      <text:p text:style-name="P3"><text:a xlink:type="simple" xlink:href="https://www.man7.org/linux/man-pages/man3/getcwd.3.html" text:style-name="Internet_20_link" text:visited-style-name="Visited_20_Internet_20_Link">https://www.man7.org/linux/man-pages/man3/getcwd.3.html</text:a></text:p>
      <text:p text:style-name="P3"><text:a xlink:type="simple" xlink:href="https://stackoverflow.com/questions/7140575/mac-os-x-lion-what-is-the-max-path-length" text:style-name="Internet_20_link" text:visited-style-name="Visited_20_Internet_20_Link">https://stackoverflow.com/questions/7140575/mac-os-x-lion-what-is-the-max-path-length</text:a></text:p>
      <text:p text:style-name="P3"/>
      <text:p text:style-name="P3">chdir:</text:p>
      <text:p text:style-name="P3"><text:a xlink:type="simple" xlink:href="https://linux.die.net/man/3/chdir" text:style-name="Internet_20_link" text:visited-style-name="Visited_20_Internet_20_Link">https://linux.die.net/man/3/chdir</text:a></text:p>
      <text:p text:style-name="P3"/>
      <text:p text:style-name="P3">stat:</text:p>
      <text:p text:style-name="P3"><text:a xlink:type="simple" xlink:href="https://linux.die.net/man/3/stat" text:style-name="Internet_20_link" text:visited-style-name="Visited_20_Internet_20_Link">https://linux.die.net/man/3/stat</text:a></text:p>
      <text:p text:style-name="P3"/>
      <text:p text:style-name="P3">lstat:</text:p>
      <text:p text:style-name="P3"><text:a xlink:type="simple" xlink:href="https://linux.die.net/man/3/lstat" text:style-name="Internet_20_link" text:visited-style-name="Visited_20_Internet_20_Link">https://linux.die.net/man/3/lstat</text:a></text:p>
      <text:p text:style-name="P3"/>
      <text:p text:style-name="P3">fstat:</text:p>
      <text:p text:style-name="P3"><text:a xlink:type="simple" xlink:href="https://www.man7.org/linux/man-pages/man3/fstat.3p.html" text:style-name="Internet_20_link" text:visited-style-name="Visited_20_Internet_20_Link">https://www.man7.org/linux/man-pages/man3/fstat.3p.html</text:a></text:p>
      <text:p text:style-name="P3"/>
      <text:p text:style-name="P3">unlink:</text:p>
      <text:p text:style-name="P3"><text:a xlink:type="simple" xlink:href="https://linux.die.net/man/3/unlink" text:style-name="Internet_20_link" text:visited-style-name="Visited_20_Internet_20_Link">https://linux.die.net/man/3/unlink</text:a></text:p>
      <text:p text:style-name="P3"/>
      <text:p text:style-name="P3"><text:soft-page-break/>execve:</text:p>
      <text:p text:style-name="P3"><text:a xlink:type="simple" xlink:href="https://www.man7.org/linux/man-pages/man2/execve.2.html" text:style-name="Internet_20_link" text:visited-style-name="Visited_20_Internet_20_Link">https://www.man7.org/linux/man-pages/man2/execve.2.html</text:a></text:p>
      <text:p text:style-name="P3"/>
      <text:p text:style-name="P3">dup, dup2:</text:p>
      <text:p text:style-name="P3"><text:a xlink:type="simple" xlink:href="https://www.man7.org/linux/man-pages/man3/dup.3p.html" text:style-name="Internet_20_link" text:visited-style-name="Visited_20_Internet_20_Link">https://www.man7.org/linux/man-pages/man3/dup.3p.html</text:a></text:p>
      <text:p text:style-name="P3"/>
      <text:p text:style-name="P3">pipe:</text:p>
      <text:p text:style-name="P3"><text:a xlink:type="simple" xlink:href="https://www.man7.org/linux/man-pages/man3/pipe.3p.html" text:style-name="Internet_20_link" text:visited-style-name="Visited_20_Internet_20_Link">https://www.man7.org/linux/man-pages/man3/pipe.3p.html</text:a></text:p>
      <text:p text:style-name="P3"/>
      <text:p text:style-name="P3">opendir:</text:p>
      <text:p text:style-name="P3"><text:a xlink:type="simple" xlink:href="https://www.man7.org/linux/man-pages/man3/opendir.3.html" text:style-name="Internet_20_link" text:visited-style-name="Visited_20_Internet_20_Link">https://www.man7.org/linux/man-pages/man3/opendir.3.html</text:a></text:p>
      <text:p text:style-name="P3"/>
      <text:p text:style-name="P3">readdir:</text:p>
      <text:p text:style-name="P3"><text:a xlink:type="simple" xlink:href="https://www.man7.org/linux/man-pages/man3/readdir.3.html" text:style-name="Internet_20_link" text:visited-style-name="Visited_20_Internet_20_Link">https://www.man7.org/linux/man-pages/man3/readdir.3.html</text:a></text:p>
      <text:p text:style-name="P3"/>
      <text:p text:style-name="P3">closedir:</text:p>
      <text:p text:style-name="P3"><text:a xlink:type="simple" xlink:href="https://www.man7.org/linux/man-pages/man3/closedir.3.html" text:style-name="Internet_20_link" text:visited-style-name="Visited_20_Internet_20_Link">https://www.man7.org/linux/man-pages/man3/closedir.3.html</text:a></text:p>
      <text:p text:style-name="P3"/>
      <text:p text:style-name="P3">strerror:</text:p>
      <text:p text:style-name="P3"><text:a xlink:type="simple" xlink:href="https://www.man7.org/linux/man-pages/man3/strerror.3.html" text:style-name="Internet_20_link" text:visited-style-name="Visited_20_Internet_20_Link">https://www.man7.org/linux/man-pages/man3/strerror.3.html</text:a></text:p>
      <text:p text:style-name="P3"/>
      <text:p text:style-name="P3">perror:</text:p>
      <text:p text:style-name="P3"><text:a xlink:type="simple" xlink:href="https://www.man7.org/linux/man-pages/man3/perror.3.html" text:style-name="Internet_20_link" text:visited-style-name="Visited_20_Internet_20_Link">https://www.man7.org/linux/man-pages/man3/perror.3.html</text:a></text:p>
      <text:p text:style-name="P3"/>
      <text:p text:style-name="P6">isatty:</text:p>
      <text:p text:style-name="P6"><text:a xlink:type="simple" xlink:href="https://man7.org/linux/man-pages/man3/isatty.3.html" text:style-name="Internet_20_link" text:visited-style-name="Visited_20_Internet_20_Link">https://man7.org/linux/man-pages/man3/isatty.3.html</text:a></text:p>
      <text:p text:style-name="P6"/>
      <text:p text:style-name="P6">ttyname:</text:p>
      <text:p text:style-name="P6"><text:a xlink:type="simple" xlink:href="https://www.man7.org/linux/man-pages/man3/ttyname.3.html" text:style-name="Internet_20_link" text:visited-style-name="Visited_20_Internet_20_Link">https://www.man7.org/linux/man-pages/man3/ttyname.3.html</text:a></text:p>
      <text:p text:style-name="P6"/>
      <text:p text:style-name="P6">ttyslot:</text:p>
      <text:p text:style-name="P6"><text:a xlink:type="simple" xlink:href="https://www.man7.org/linux/man-pages/man3/ttyslot.3.html" text:style-name="Internet_20_link" text:visited-style-name="Visited_20_Internet_20_Link">https://www.man7.org/linux/man-pages/man3/ttyslot.3.html</text:a></text:p>
      <text:p text:style-name="P6"/>
      <text:p text:style-name="P6">ioctl:</text:p>
      <text:p text:style-name="P6"><text:a xlink:type="simple" xlink:href="https://man7.org/linux/man-pages/man2/ioctl.2.html" text:style-name="Internet_20_link" text:visited-style-name="Visited_20_Internet_20_Link">https://man7.org/linux/man-pages/man2/ioctl.2.html</text:a></text:p>
      <text:p text:style-name="P6"><text:a xlink:type="simple" xlink:href="https://embetronicx.com/tutorials/linux/device-drivers/ioctl-tutorial-in-linux/" text:style-name="Internet_20_link" text:visited-style-name="Visited_20_Internet_20_Link">https://embetronicx.com/tutorials/linux/device-drivers/ioctl-tutorial-in-linux/</text:a></text:p>
      <text:p text:style-name="P6"><text:a xlink:type="simple" xlink:href="https://stackoverflow.com/questions/15807846/ioctl-linux-device-driver" text:style-name="Internet_20_link" text:visited-style-name="Visited_20_Internet_20_Link">https://stackoverflow.com/questions/15807846/ioctl-linux-device-driver</text:a></text:p>
      <text:p text:style-name="P6"><text:a xlink:type="simple" xlink:href="https://github.com/winash1618/Minishell/blob/main/docs/ioctl.MD" text:style-name="Internet_20_link" text:visited-style-name="Visited_20_Internet_20_Link">https://github.com/winash1618/Minishell/blob/main/docs/ioctl.MD</text:a></text:p>
      <text:p text:style-name="P6"/>
      <text:p text:style-name="P6">getenv:</text:p>
      <text:p text:style-name="P6"><text:a xlink:type="simple" xlink:href="https://man7.org/linux/man-pages/man3/getenv.3.html" text:style-name="Internet_20_link" text:visited-style-name="Visited_20_Internet_20_Link">https://man7.org/linux/man-pages/man3/getenv.3.html</text:a></text:p>
      <text:p text:style-name="P6"/>
      <text:p text:style-name="P8">//termios:</text:p>
      <text:p text:style-name="P6"><text:a xlink:type="simple" xlink:href="https://man7.org/linux/man-pages/man3/termios.3.html" text:style-name="Internet_20_link" text:visited-style-name="Visited_20_Internet_20_Link">https://man7.org/linux/man-pages/man3/termios.3.html</text:a></text:p>
      <text:p text:style-name="P6"><text:a xlink:type="simple" xlink:href="https://github.com/winash1618/Minishell/blob/main/docs/tcattr.MD" text:style-name="Internet_20_link" text:visited-style-name="Visited_20_Internet_20_Link">https://github.com/winash1618/Minishell/blob/main/docs/tcattr.MD</text:a></text:p>
      <text:p text:style-name="P6"><text:a xlink:type="simple" xlink:href="https://stackoverflow.com/questions/35873843/when-setting-terminal-attributes-via-tcsetattrfd-can-fd-be-either-stdout" text:style-name="Internet_20_link" text:visited-style-name="Visited_20_Internet_20_Link">https://stackoverflow.com/questions/35873843/when-setting-terminal-attributes-via-tcsetattrfd-can-fd-be-either-stdout</text:a></text:p>
      <text:p text:style-name="P6"/>
      <text:p text:style-name="P6">tcsetattr:</text:p>
      <text:p text:style-name="P6"><text:a xlink:type="simple" xlink:href="https://www.man7.org/linux/man-pages/man3/tcsetattr.3p.html" text:style-name="Internet_20_link" text:visited-style-name="Visited_20_Internet_20_Link">https://www.man7.org/linux/man-pages/man3/tcsetattr.3p.html</text:a></text:p>
      <text:p text:style-name="P6"/>
      <text:p text:style-name="P6">tcgetattr:</text:p>
      <text:p text:style-name="P6"><text:soft-page-break/><text:a xlink:type="simple" xlink:href="https://www.man7.org/linux/man-pages/man3/tcgetattr.3p.html" text:style-name="Internet_20_link" text:visited-style-name="Visited_20_Internet_20_Link">https://www.man7.org/linux/man-pages/man3/tcgetattr.3p.html</text:a></text:p>
      <text:p text:style-name="P6"/>
      <text:p text:style-name="P6"/>
      <text:p text:style-name="P6">tgetent, tgetflag, tgetnum, tgetstr, tgoto, tputs:</text:p>
      <text:p text:style-name="P9">compile with -lncurses</text:p>
      <text:p text:style-name="P6"><text:a xlink:type="simple" xlink:href="https://linux.die.net/man/3/tgetent" text:style-name="Internet_20_link" text:visited-style-name="Visited_20_Internet_20_Link">https://linux.die.net/man/3/tgetent</text:a></text:p>
      <text:p text:style-name="P6"><text:a xlink:type="simple" xlink:href="https://www.badprog.com/unix-gnu-linux-system-calls-using-tgetent" text:style-name="Internet_20_link" text:visited-style-name="Visited_20_Internet_20_Link">https://www.badprog.com/unix-gnu-linux-system-calls-using-tgetent</text:a></text:p>
      <text:p text:style-name="P6"/>
      <text:p text:style-name="P5">OTHER STUFF:</text:p>
      <text:p text:style-name="P10">here_doc</text:p>
      <text:p text:style-name="P10"><text:a xlink:type="simple" xlink:href="https://www.howtogeek.com/719058/how-to-use-here-documents-in-bash-on-linux/" text:style-name="Internet_20_link" text:visited-style-name="Visited_20_Internet_20_Link">https://www.howtogeek.com/719058/how-to-use-here-documents-in-bash-on-linux/</text:a></text:p>
      <text:p text:style-name="P10"/>
      <text:p text:style-name="P6"/>
      <text:p text:style-name="P11">parser</text:p>
      <text:p text:style-name="P11"><text:a xlink:type="simple" xlink:href="https://mywiki.wooledge.org/BashParser" text:style-name="Internet_20_link" text:visited-style-name="Visited_20_Internet_20_Link">https://mywiki.wooledge.org/BashParser</text:a></text:p>
      <text:p text:style-name="P1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6:05:01.681685101</meta:creation-date>
    <dc:date>2023-07-17T16:41:35.046506395</dc:date>
    <meta:editing-duration>PT2H44M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4" meta:paragraph-count="120" meta:word-count="154" meta:character-count="3885" meta:non-whitespace-character-count="3851"/>
  </office:meta>
</office:document-meta>
</file>